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5_08-07-46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5_10-03-03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5_11-05-03_000.jpg</text:p>
          </table:table-cell>
          <table:table-cell table:style-name="ce16" office:value-type="string">
            <text:p>:m 食べた物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5_15-42-52_000.jpg</text:p>
          </table:table-cell>
          <table:table-cell table:style-name="ce16" office:value-type="string">
            <text:p>:m 1-2*2 RES / 245 / 『不活性結合・不活性分子の活性化』「二酸化炭素固定化の新展開」　鷹野絢、岩澤伸治 / p.153 (:d-1)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1-2*2 RES / 245 / 『不活性結合・不活性分子の活性化』「二酸化炭素固定化の新展開」　鷹野絢、岩澤伸治 / p.153 (:d-1)">
            <text:p>:m 1-2*2 RES / 245 / 『不活性結合・不活性分子の活性化』「二酸化炭素固定化の新展開」　鷹野絢、岩澤伸治 / p.153 (:d-1)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5_17-12-40_000.jpg</text:p>
          </table:table-cell>
          <table:table-cell table:style-name="ce20" office:value-type="string">
            <text:p>:m 1*1 RES / 245 / 『活かそう！発達障害脳』 長沼睦雄 / p.61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1*1 RES / 245 / 『活かそう！発達障害脳』 長沼睦雄 / p.61">
            <text:p>:m 1*1 RES / 245 / 『活かそう！発達障害脳』 長沼睦雄 / p.6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5_18-55-15_000.jpg</text:p>
          </table:table-cell>
          <table:table-cell table:style-name="ce15" office:value-type="string">
            <text:p>:m music / log / fl / || s.1:f-N,k.G#,score+ || s.2:et-N,notes=G#4-&gt;D#4-&gt;G#4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music / log / fl / || s.1:f-N,k.G#,score+ || s.2:et-N,notes=G#4-&gt;D#4-&gt;G#4">
            <text:p>:m music / log / fl / || s.1:f-N,k.G#,score+ || s.2:et-N,notes=G#4-&gt;D#4-&gt;G#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5_18-55-21_000.jpg</text:p>
          </table:table-cell>
          <table:table-cell table:style-name="ce17" office:value-type="string">
            <text:p>:m music / log / cl / || s.1:tips,for=音の出し方；口の形；口腔の形,R=1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music / log / cl / || s.1:tips,for=音の出し方；口の形；口腔の形,R=1">
            <text:p>:m music / log / cl / || s.1:tips,for=音の出し方；口の形；口腔の形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5_21-03-49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16_00-43-41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16_06-01-21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5_18-30-43_000.mp4</text:p>
          </table:table-cell>
          <table:table-cell table:style-name="ce6" office:value-type="string">
            <text:p>:VIDEO / @自宅 / メモ / clarinet / 演奏、play / c-2020-0415-1 / tips,for=音の出し方；口の形；口腔の形,R=1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VIDEO / @自宅 / メモ / clarinet / 演奏、play / c-2020-0415-1 / tips,for=音の出し方；口の形；口腔の形,R=1">
            <text:p>:VIDEO / @自宅 / メモ / clarinet / 演奏、play / c-2020-0415-1 / tips,for=音の出し方；口の形；口腔の形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16_07-00-05_000.mp4</text:p>
          </table:table-cell>
          <table:table-cell table:style-name="ce6" office:value-type="string">
            <text:p>:VIDEO / @自宅 / 体操 / hip-hopダンス、ヒップホップ / h-2020-0415-1 / id=?? / name=travel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体操 / hip-hopダンス、ヒップホップ / h-2020-0415-1 / id=?? / name=travel">
            <text:p>:VIDEO / @自宅 / 体操 / hip-hopダンス、ヒップホップ / h-2020-0415-1 / id=?? / name=travel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2020/04/16</text:date>, <text:time>07:40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6T07:40:46.09</dc:date>
    <dc:creator>iwabuchi ken</dc:creator>
    <meta:editing-duration>P19DT14H52M57S</meta:editing-duration>
    <meta:editing-cycles>7723</meta:editing-cycles>
    <meta:document-statistic meta:table-count="1" meta:cell-count="743" meta:object-count="0"/>
  </office:meta>
</office:document-meta>
</file>